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Authenticator.authenticate( Object credentia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asAuthenticator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enticato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enticator.handle( Callback [ ] callba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